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lyad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rtem Portugalov 7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lyad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KolYAda is a deeply rooted Slavic tradition.</text:p>
            <text:p>During Kolyadovania, group of people (Kolyadniki)</text:p>
            <text:p>Go from house to house and singing national songs. These songs symbolises good health and luck. In return, Kolyadniki receiving treats and small gifts.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ess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lso, during Kolyada (or carols), carolers wearing colorful masks or costumes of animals, mythical creatures, or historical figures. It’s made to add a sense of mystery and for fun.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ft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fter caroling, people gather and sharing festival meals. Some meals are Kutia (Sweet grain dish, куцця), Pirohy (pelmeny, but sweet, Варэнiкi), and Borscht (I hope you know what’s this).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1:58:09.886591013</meta:creation-date>
    <dc:date>2024-11-03T12:35:03.795562112</dc:date>
    <meta:editing-duration>PT2M20S</meta:editing-duration>
    <meta:editing-cycles>1</meta:editing-cycles>
    <meta:document-statistic meta:object-count="37"/>
    <meta:generator>LibreOffice/24.2.5.2$Linux_X86_64 LibreOffice_project/420$Build-2</meta:generator>
  </office:meta>
</office:document-meta>
</file>